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</office:automatic-styles>
  <office:body>
    <office:text>
      <text:p text:style-name="Title">Faith, Hearing and the Power of Music in Devotional Music of the Spanish Empire</text:p>
      <text:p text:style-name="Author">Andrew A. Cashner</text:p>
      <text:p text:style-name="Text_20_body"><text:span text:style-name="Source_Text">[music:Irizar-Si_los_sentidos]</text:span></text:p>
      <text:p text:style-name="Text_20_body">Miguel de Irízar, <text:span text:style-name="T1">Si</text:span><text:span text:style-name="T2"> </text:span><text:span text:style-name="T3">los</text:span><text:span text:style-name="T4"> </text:span><text:span text:style-name="T5">sentidos</text:span><text:span text:style-name="T6"> </text:span><text:span text:style-name="T7">queja</text:span><text:span text:style-name="T8"> </text:span><text:span text:style-name="T9">forman</text:span><text:span text:style-name="T10"> </text:span><text:span text:style-name="T11">del</text:span><text:span text:style-name="T12"> </text:span><text:span text:style-name="T13">pan</text:span><text:span text:style-name="T14"> </text:span><text:span text:style-name="T15">divino</text:span> (E-SE: 18/19, 5/32) </text:p>
      <text:p text:style-name="Text_20_body"><text:span text:style-name="Source_Text">[music:Carrion-Si_los_sentidos]</text:span></text:p>
      <text:p text:style-name="Text_20_body">Jerónimo de Carrión, <text:span text:style-name="T16">Si</text:span><text:span text:style-name="T17"> </text:span><text:span text:style-name="T18">los</text:span><text:span text:style-name="T19"> </text:span><text:span text:style-name="T20">sentidos</text:span><text:span text:style-name="T21"> </text:span><text:span text:style-name="T22">queja</text:span><text:span text:style-name="T23"> </text:span><text:span text:style-name="T24">forman</text:span><text:span text:style-name="T25"> </text:span><text:span text:style-name="T26">del</text:span><text:span text:style-name="T27"> </text:span><text:span text:style-name="T28">pan</text:span><text:span text:style-name="T29"> </text:span><text:span text:style-name="T30">divino</text:span> (E-SE: 28/25) </text:p>
      <text:p text:style-name="Text_20_body"><text:span text:style-name="Source_Text">[music:Padilla-Sordo-intro]</text:span></text:p>
      <text:p text:style-name="Text_20_body">Juan Gutiérrez de Padilla, <text:span text:style-name="T31">Óyeme,</text:span><text:span text:style-name="T32"> </text:span><text:span text:style-name="T33">Toribio</text:span><text:span text:style-name="T34"> </text:span><text:span text:style-name="T35">(El</text:span><text:span text:style-name="T36"> </text:span><text:span text:style-name="T37">sordo)</text:span>, introducción, mm. 1--25, extant parts (missing Tenor I, Bassus I) </text:p>
      <text:p text:style-name="Text_20_body"><text:span text:style-name="Source_Text">[music:Padilla-Sordo-responsion]</text:span></text:p>
      <text:p text:style-name="Text_20_body">Gutiérrez de Padilla, <text:span text:style-name="T38">Óyeme,</text:span><text:span text:style-name="T39"> </text:span><text:span text:style-name="T40">Toribio</text:span><text:span text:style-name="T41"> </text:span><text:span text:style-name="T42">(El</text:span><text:span text:style-name="T43"> </text:span><text:span text:style-name="T44">sordo)</text:span>, responsión a 5, extant voices </text:p>
      <text:p text:style-name="Text_20_body"><text:span text:style-name="Source_Text">[music:Ruiz-Sordos-dialogue]</text:span></text:p>
      <text:p text:style-name="Text_20_body">Matías Ruiz, <text:span text:style-name="T45">Pues</text:span><text:span text:style-name="T46"> </text:span><text:span text:style-name="T47">la</text:span><text:span text:style-name="T48"> </text:span><text:span text:style-name="T49">fiesta</text:span><text:span text:style-name="T50"> </text:span><text:span text:style-name="T51">del</text:span><text:span text:style-name="T52"> </text:span><text:span text:style-name="T53">niño</text:span><text:span text:style-name="T54"> </text:span><text:span text:style-name="T55">es</text:span><text:span text:style-name="T56"> </text:span><text:span text:style-name="T57">(Villancico</text:span><text:span text:style-name="T58"> </text:span><text:span text:style-name="T59">de</text:span><text:span text:style-name="T60"> </text:span><text:span text:style-name="T61">los</text:span><text:span text:style-name="T62"> </text:span><text:span text:style-name="T63">sordos)</text:span> (E-E: Mús. 83-12), estribillo, mm. 41--55 </text:p>
      <text:p text:style-name="Text_20_body"><text:span text:style-name="Source_Text">[music:Ruiz-Sordos-son]</text:span></text:p>
      <text:p text:style-name="Text_20_body">Ruiz, <text:span text:style-name="T64">Villancico</text:span><text:span text:style-name="T65"> </text:span><text:span text:style-name="T66">de</text:span><text:span text:style-name="T67"> </text:span><text:span text:style-name="T68">los</text:span><text:span text:style-name="T69"> </text:span><text:span text:style-name="T70">sordos</text:span>, conclusion of estribillo, mm. 76--83: Possible evocation of <text:span text:style-name="T71">son</text:span> song or dance sty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ith, Hearing and the Power of Music in Devotional Music of the Spanish Empire</dc:title>
  </office:meta>
</office:document-meta>
</file>